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2">
            <text:p>Receiv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3">
            <text:p>Filter L3,L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 [F]</text:p>
          </table:table-cell>
          <table:table-cell office:value-type="float" office:value="1.8E-10" table:formula="msoxl:=180*10^(-12)" table:style-name="ce1">
            <text:p>1,8E-1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 [H]</text:p>
          </table:table-cell>
          <table:table-cell office:value-type="float" office:value="6.7999999999999994E-4" table:formula="msoxl:=680*10^(-6)" table:style-name="ce1">
            <text:p>0,00068</text:p>
          </table:table-cell>
          <table:table-cell table:number-columns-repeated="16382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F [Hz]</text:p>
          </table:table-cell>
          <table:table-cell office:value-type="float" office:value="454914.12597827608" table:formula="msoxl:=1/(2*PI()*(B4*B3)^0.5)" table:style-name="ce1">
            <text:p>454914,126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Tabelle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ndreas Hornig</meta:initial-creator>
    <dc:creator>Andreas Hornig</dc:creator>
    <meta:creation-date>2014-04-15T15:47:36Z</meta:creation-date>
    <dc:date>2014-04-15T15:54:16Z</dc:date>
    <meta:editing-duration>PT0S</meta:editing-duration>
  </office:meta>
</office:document-meta>
</file>